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Concept:</text:span> Person</text:p>
      <text:p text:style-name="Text_20_body"><text:span text:style-name="Strong_20_Emphasis">Purpose:</text:span> To represent a single user or entity, even if they have multiple public keys and/or multiple authorships.</text:p>
      <text:p text:style-name="Text_20_body"><text:span text:style-name="Strong_20_Emphasis">State:</text:span> A person is a combination of one or more authors, semantically linked through cross-labeling with the "approve" label.</text:p>
      <text:p text:style-name="Text_20_body"><text:span text:style-name="Strong_20_Emphasis">Actions:</text:span></text:p>
      <text:list text:style-name="L1">
        <text:list-item>
          <text:p text:style-name="P2">Get person: Retrieves the person associated with a public key or author. </text:p>
        </text:list-item>
        <text:list-item>
          <text:p text:style-name="P1">Get all persons: Retrieves all persons in the system. </text:p>
        </text:list-item>
      </text:list>
      <text:p text:style-name="Text_20_body"><text:span text:style-name="Strong_20_Emphasis">Operational Principle:</text:span></text:p>
      <text:list text:style-name="L2">
        <text:list-item>
          <text:p text:style-name="P4">A person is a combination of one or more authors, semantically linked through cross-labeling with the "approve" label. </text:p>
        </text:list-item>
        <text:list-item>
          <text:p text:style-name="P3">A person is uniquely identified by the hash of its corresponding item in the system. </text:p>
        </text:list-item>
      </text:list>
      <text:p text:style-name="Text_20_body"><text:span text:style-name="Strong_20_Emphasis">Example:</text:span></text:p>
      <text:p text:style-name="Text_20_body">A user could create two public keys and use them to create two different pieces of content. The two authors of the content would be merged into a single person, since they are both associated with the same user.</text:p>
      <text:p text:style-name="Text_20_body"><text:span text:style-name="Strong_20_Emphasis">Benefits of the person concept:</text:span></text:p>
      <text:list text:style-name="L3">
        <text:list-item>
          <text:p text:style-name="P6">The person concept provides a way to represent a single user or entity, even if they have multiple public keys and/or multiple authorships. </text:p>
        </text:list-item>
        <text:list-item>
          <text:p text:style-name="P5">The person concept can be used to implement a variety of features, such as user profiles, social networking, and access control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23:12:59.954000000</meta:creation-date>
    <dc:date>2023-10-10T23:13:00.958000000</dc:date>
    <meta:editing-duration>PT1S</meta:editing-duration>
    <meta:editing-cycles>1</meta:editing-cycles>
    <meta:document-statistic meta:table-count="0" meta:image-count="0" meta:object-count="0" meta:page-count="1" meta:paragraph-count="14" meta:word-count="191" meta:character-count="1140" meta:non-whitespace-character-count="963"/>
    <meta:generator>LibreOffice/7.6.2.1$Windows_X86_64 LibreOffice_project/56f7684011345957bbf33a7ee678afaf4d2ba333</meta:generator>
  </office:meta>
</office:document-meta>
</file>